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ard" style:family="paragraph">
      <style:text-properties fo:font-size="14pt" style:font-size-asian="14pt" style:font-size-complex="14pt"/>
    </style:style>
    <style:style style:name="P3" style:parent-style-name="Standaard" style:family="paragraph">
      <style:text-properties fo:font-size="14pt" style:font-size-asian="14pt" style:font-size-complex="14pt"/>
    </style:style>
    <style:style style:name="P4" style:parent-style-name="Standaard" style:family="paragraph">
      <style:text-properties fo:font-size="14pt" style:font-size-asian="14pt" style:font-size-complex="14pt"/>
    </style:style>
    <style:style style:name="T5" style:parent-style-name="Standaardalinea-lettertype" style:family="text">
      <style:text-properties fo:font-size="18pt" style:font-size-asian="18pt" style:font-size-complex="18pt"/>
    </style:style>
    <style:style style:name="P6" style:parent-style-name="Standaard" style:family="paragraph">
      <style:text-properties fo:font-size="8pt" style:font-size-asian="8pt" style:font-size-complex="8pt"/>
    </style:style>
    <style:style style:name="T7" style:parent-style-name="Standaardalinea-lettertype" style:family="text">
      <style:text-properties fo:font-size="12pt" style:font-size-asian="12pt" style:font-size-complex="12pt"/>
    </style:style>
    <style:style style:name="P8" style:parent-style-name="Standaard" style:family="paragraph">
      <style:text-properties fo:font-size="12pt" style:font-size-asian="12pt" style:font-size-complex="12pt"/>
    </style:style>
    <style:style style:name="P9" style:parent-style-name="Standaard" style:family="paragraph">
      <style:text-properties fo:font-size="12pt" style:font-size-asian="12pt" style:font-size-complex="12pt"/>
    </style:style>
    <style:style style:name="P10" style:parent-style-name="Standaard" style:family="paragraph">
      <style:text-properties fo:font-size="12pt" style:font-size-asian="12pt" style:font-size-complex="12pt"/>
    </style:style>
    <style:style style:name="P11" style:parent-style-name="Standaard" style:family="paragraph">
      <style:text-properties fo:font-size="12pt" style:font-size-asian="12pt" style:font-size-complex="12pt"/>
    </style:style>
    <style:style style:name="P12" style:parent-style-name="Standaard" style:family="paragraph">
      <style:text-properties fo:font-size="12pt" style:font-size-asian="12pt" style:font-size-complex="12pt"/>
    </style:style>
    <style:style style:name="P13" style:parent-style-name="Standaard" style:family="paragraph">
      <style:text-properties fo:font-size="12pt" style:font-size-asian="12pt" style:font-size-complex="12pt"/>
    </style:style>
    <style:style style:name="P14" style:parent-style-name="Standaard" style:family="paragraph">
      <style:text-properties fo:font-size="12pt" style:font-size-asian="12pt" style:font-size-complex="12pt"/>
    </style:style>
    <style:style style:name="P15" style:parent-style-name="Standaard" style:family="paragraph">
      <style:text-properties fo:font-size="12pt" style:font-size-asian="12pt" style:font-size-complex="12pt"/>
    </style:style>
    <style:style style:name="P16" style:parent-style-name="Standaard" style:family="paragraph">
      <style:text-properties fo:font-size="12pt" style:font-size-asian="12pt" style:font-size-complex="12pt"/>
    </style:style>
    <style:style style:name="P17" style:parent-style-name="Standaard" style:family="paragraph">
      <style:text-properties fo:font-size="12pt" style:font-size-asian="12pt" style:font-size-complex="12pt"/>
    </style:style>
    <style:style style:name="P18" style:parent-style-name="Standaard" style:family="paragraph">
      <style:text-properties fo:font-size="18pt" style:font-size-asian="18pt" style:font-size-complex="18pt"/>
    </style:style>
    <style:style style:name="P19" style:parent-style-name="Standaard" style:family="paragraph">
      <style:text-properties fo:font-size="12pt" style:font-size-asian="12pt" style:font-size-complex="12pt"/>
    </style:style>
    <style:style style:name="P20" style:parent-style-name="Standaard" style:family="paragraph">
      <style:text-properties fo:font-size="12pt" style:font-size-asian="12pt" style:font-size-complex="12pt"/>
    </style:style>
    <style:style style:name="P21" style:parent-style-name="Standaard" style:family="paragraph">
      <style:text-properties fo:font-size="12pt" style:font-size-asian="12pt" style:font-size-complex="12pt"/>
    </style:style>
    <style:style style:name="P22" style:parent-style-name="Standaard" style:family="paragraph">
      <style:text-properties fo:font-size="12pt" style:font-size-asian="12pt" style:font-size-complex="12pt"/>
    </style:style>
    <style:style style:name="P23" style:parent-style-name="Standaard" style:family="paragraph">
      <style:text-properties fo:font-size="12pt" style:font-size-asian="12pt" style:font-size-complex="12pt"/>
    </style:style>
    <style:style style:name="P24" style:parent-style-name="Standaard" style:family="paragraph">
      <style:text-properties fo:font-size="12pt" style:font-size-asian="12pt" style:font-size-complex="12pt"/>
    </style:style>
    <style:style style:name="P25" style:parent-style-name="Standaard" style:family="paragraph">
      <style:text-properties fo:font-size="12pt" style:font-size-asian="12pt" style:font-size-complex="12pt"/>
    </style:style>
    <style:style style:name="P26" style:parent-style-name="Standaard" style:family="paragraph">
      <style:text-properties fo:font-size="12pt" style:font-size-asian="12pt" style:font-size-complex="12pt"/>
    </style:style>
    <style:style style:name="P27" style:parent-style-name="Standaard" style:family="paragraph">
      <style:text-properties fo:font-size="18pt" style:font-size-asian="18pt" style:font-size-complex="18pt"/>
    </style:style>
    <style:style style:name="P28" style:parent-style-name="Standaard" style:family="paragraph">
      <style:text-properties fo:font-size="12pt" style:font-size-asian="12pt" style:font-size-complex="12pt"/>
    </style:style>
    <style:style style:name="P29" style:parent-style-name="Standaard" style:family="paragraph">
      <style:text-properties fo:font-size="12pt" style:font-size-asian="12pt" style:font-size-complex="12pt"/>
    </style:style>
    <style:style style:name="T30" style:parent-style-name="Standaardalinea-lettertype" style:family="text">
      <style:text-properties fo:font-size="12pt" style:font-size-asian="12pt" style:font-size-complex="12pt"/>
    </style:style>
    <style:style style:name="T31" style:parent-style-name="Standaardalinea-lettertype" style:family="text">
      <style:text-properties fo:font-size="12pt" style:font-size-asian="12pt" style:font-size-complex="12pt"/>
    </style:style>
    <style:style style:name="T32" style:parent-style-name="Standaardalinea-lettertype" style:family="text">
      <style:text-properties fo:font-size="12pt" style:font-size-asian="12pt" style:font-size-complex="12pt"/>
    </style:style>
    <style:style style:name="T33" style:parent-style-name="Standaardalinea-lettertype" style:family="text">
      <style:text-properties style:font-name="Calibri" style:font-name-asian="Calibri" style:font-name-complex="Calibri" fo:color="#333333"/>
    </style:style>
    <style:style style:name="T34" style:parent-style-name="Standaardalinea-lettertype" style:family="text">
      <style:text-properties style:font-name="Calibri" style:font-name-asian="Calibri" style:font-name-complex="Calibri" fo:color="#333333"/>
    </style:style>
    <style:style style:name="T35" style:parent-style-name="Standaardalinea-lettertype" style:family="text">
      <style:text-properties style:font-name="Calibri" style:font-name-asian="Calibri" style:font-name-complex="Calibri" fo:color="#333333"/>
    </style:style>
    <style:style style:name="T36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37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38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39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40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P41" style:parent-style-name="Standaard" style:family="paragraph">
      <style:text-properties style:font-name="Calibri" style:font-name-asian="Calibri" style:font-name-complex="Calibri" fo:color="#333333"/>
    </style:style>
    <style:style style:name="P4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6" style:parent-style-name="Standaard" style:family="paragraph">
      <style:text-properties style:font-name="Calibri" style:font-name-asian="Calibri" style:font-name-complex="Calibri" fo:color="#333333" fo:font-size="18pt" style:font-size-asian="18pt" style:font-size-complex="18pt"/>
    </style:style>
    <style:style style:name="P47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8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9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0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1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T56" style:parent-style-name="Standaardalinea-lettertype" style:family="text">
      <style:text-properties style:font-name="Calibri" style:font-name-asian="Calibri" style:font-name-complex="Calibri" fo:color="#333333" fo:font-size="18pt" style:font-size-asian="18pt" style:font-size-complex="18pt"/>
    </style:style>
    <style:style style:name="T57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P58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9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0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1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6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7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8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9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0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1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6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7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8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79" style:parent-style-name="Standaard" style:family="paragraph">
      <style:text-properties style:font-name="Calibri" style:font-name-asian="Calibri" style:font-name-complex="Calibri" fo:color="#333333" fo:font-size="18pt" style:font-size-asian="18pt" style:font-size-complex="18pt"/>
    </style:style>
    <style:style style:name="P80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1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6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7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88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89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0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1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2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3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4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5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6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7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8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P99" style:parent-style-name="Standaard" style:family="paragraph">
      <style:text-properties style:font-name="Calibri" style:font-name-asian="Calibri" style:font-name-complex="Calibri" fo:color="#333333" fo:font-size="10pt" style:font-size-asian="10pt" style:font-size-complex="10pt"/>
    </style:style>
    <style:style style:name="T100" style:parent-style-name="Standaardalinea-lettertype" style:family="text">
      <style:text-properties style:font-name="Calibri" style:font-name-asian="Calibri" style:font-name-complex="Calibri" fo:color="#333333" fo:font-size="10pt" style:font-size-asian="10pt" style:font-size-complex="10pt"/>
    </style:style>
    <style:style style:name="T101" style:parent-style-name="Standaardalinea-lettertype" style:family="text">
      <style:text-properties style:font-name="Calibri" style:font-name-asian="Calibri" style:font-name-complex="Calibri" fo:color="#333333" fo:font-size="10pt" style:font-size-asian="10pt" style:font-size-complex="10pt"/>
    </style:style>
  </office:automatic-styles>
  <office:body>
    <office:text text:use-soft-page-breaks="true">
      <text:p text:style-name="P1">Internship Aram Petiet</text:p>
      <text:p text:style-name="Standaard"/>
      <text:p text:style-name="P2">Week 48-49</text:p>
      <text:p text:style-name="P3"/>
      <text:p text:style-name="P4"/>
      <text:p text:style-name="Standaard"><text:span text:style-name="T5">What is a membrane?</text:span></text:p>
      <text:p text:style-name="P6"/>
      <text:p text:style-name="Standaard"><text:span text:style-name="T7">The membrane is the biologic structure that separates the inside and the outside from the cell.</text:span></text:p>
      <text:p text:style-name="P8">The fleece of the membrane<text:s/>moves which makes it non-static.</text:p>
      <text:p text:style-name="P9">The membrane has quite alot of proteins in them and three<text:s/>main types.</text:p>
      <text:p text:style-name="P10">One is permanantly attached/part of the membrane, another is temporarily attached to the membrane<text:s/>and the last one<text:s/>are the proteins are the lipid-anchored proteins.</text:p>
      <text:p text:style-name="P11">The proteins are made by<text:s/>the combination of<text:s/>the ribosome, endoplasmic reticlum and<text:s/>golgi apparatus.</text:p>
      <text:p text:style-name="P12"/>
      <text:p text:style-name="P13">When cells are produced, they will be further transported by a special transport tube to the membrane.</text:p>
      <text:p text:style-name="P14">At the point of arrival, the proteins can perform various functions that<text:s/>could not be performed by membrane before such as let through certain substances.</text:p>
      <text:p text:style-name="P15">The process of this is called ‘facilitated diffusion’.</text:p>
      <text:p text:style-name="P16"/>
      <text:p text:style-name="P17"/>
      <text:p text:style-name="P18">DNA to protein.</text:p>
      <text:p text:style-name="P19">In the center of the membrane, there is DNA.</text:p>
      <text:p text:style-name="P20">In the DNA there is a part that serves as a message holder called<text:s/>`mRNA. The<text:s/>mRNA<text:s/>being copied<text:s/>is the first step towards the process to proteins.<text:s/>That process is called ‘transcription’.</text:p>
      <text:p text:style-name="P21">The copy is created by an special enzyme called RNA-polymerase.</text:p>
      <text:p text:style-name="P22">After the copy is made, it leaves the core of the cell, also known as the cell-nucleus.<text:s/>When it leaves, it stays in the cytoplasm where the ribisomes are located. The cytoplasm is the area between the nucleus and<text:s/>outer space of the membrane.</text:p>
      <text:p text:style-name="P23">The ribosomes bind themselves to the mRNA. They'll read the message that the mRNA holds. With every 3 “letters” the mRNA holds, a amino acid is made.</text:p>
      <text:p text:style-name="P24">The amino acids will make a chain. When the last amino acid is added to the chain, the chain will fall into<text:s/>an specific and complex shape that forms a protein.</text:p>
      <text:p text:style-name="P25"/>
      <text:p text:style-name="P26"/>
      <text:p text:style-name="P27">The SARS-CoV-2 investigation.</text:p>
      <text:p text:style-name="P28">SARS-CoV-2 is the virus strain that, when being infected by it,<text:s/>results into you getting the Novel Coronavirus.</text:p>
      <text:p text:style-name="P29">SARS-CoV-2<text:s/>uses hACE2<text:s/>entry receptor and human potease<text:s/>as<text:s/>entry activators.</text:p>
      <text:p text:style-name="Standaard"><text:span text:style-name="T30">The virus uses its spike to enter the cell. It binds itself to the human receptor (ACE2)</text:span><text:span text:style-name="T31"><text:s/>with its receptor-binding domain (RBD)</text:span><text:span text:style-name="T32"><text:s/>and is proteolyti</text:span><text:span text:style-name="T33">cally</text:span><text:span text:style-name="T34"><text:s/>activated by human proteases</text:span><text:span text:style-name="T35">.</text:span></text:p>
      <text:p text:style-name="Standaard"><text:span text:style-name="T36">SARS-CoV</text:span><text:span text:style-name="T37"><text:s/>was the pre-evolution of<text:s/></text:span><text:span text:style-name="T38">the new SARS-CoV-</text:span><text:span text:style-name="T39">2. The original one was already dangerous but the new SARS-CoV-2 is not only stronger, it is also much more<text:s/></text:span><text:span text:style-name="T40">subtle with its evasiveness.</text:span></text:p>
      <text:p text:style-name="P41"/>
      <text:p text:style-name="P42">When the virus<text:s/>hijacks<text:s/>an healthy cell, it spreads<text:s/>its own RNA to make the ribosomes produce duplicates of<text:s/>the virus. The duplicates will move to the edge of the cell so it can go out through the membrane so it can infect other cells.</text:p>
      <text:p text:style-name="P43">Just one cell can produce millions of copies that then proceed to infect other cells that can repeat the process.</text:p>
      <text:p text:style-name="P44"/>
      <text:p text:style-name="P45"/>
      <text:p text:style-name="P46">SARS-CoV-2 proteins.</text:p>
      <text:p text:style-name="P47">SARS-CoV-2 has four main structural proteins.</text:p>
      <text:p text:style-name="P48">These are the E, N, S and M proteins.</text:p>
      <text:p text:style-name="P49">The viral envolope (the outer shell) is<text:s/>formed<text:s/>by the S, E and M protein.</text:p>
      <text:p text:style-name="P50">The E protein<text:s/>forms the<text:s/>RNA genome that is located near the inner edge of the envelope.</text:p>
      <text:p text:style-name="P51">The N proteins (nucleprotein)<text:s/>is a soluble that attaches itself to the<text:s/>protein shell of the virus (viral capsid).</text:p>
      <text:p text:style-name="P52">The S protein, also known<text:s/>as the Spike protien, is located at the<text:s/>viral envolope and fills its purpose<text:s/>by binding with the ACE2 protein to enter a cell.</text:p>
      <text:p text:style-name="P53">The M protein morphs the virus in the proper shape. This is called ‘morphogenesis’. It does this by interacting with other viral proteins.</text:p>
      <text:p text:style-name="P54"/>
      <text:p text:style-name="P55"/>
      <text:p text:style-name="Standaard"><text:span text:style-name="T56">The question:</text:span></text:p>
      <text:p text:style-name="Standaard"><text:span text:style-name="T57">Predictions about the topology of the proteins have been made.</text:span></text:p>
      <text:p text:style-name="P58">Does the topology match with reality?</text:p>
      <text:p text:style-name="P59"/>
      <text:p text:style-name="P60">Example,</text:p>
      <text:p text:style-name="P61">According to the topology, the spike protein<text:s/>is for a small portion outside of the transmembrane at the end.</text:p>
      <text:p text:style-name="P62">This statement can be supported by both the tmhmm and pureseqtm similation that I ran.<text:s/>This indicates that not only<text:s/>the given graph has that outcome.</text:p>
      <text:p text:style-name="P63"/>
      <text:p text:style-name="P64">However,</text:p>
      <text:p text:style-name="P65">There are instances where this is different.</text:p>
      <text:p text:style-name="P66">If you look at VEMP, the topology indicates that multiple parts go outside of the transmembrane but the<text:s/>tmhmm<text:s/>topology<text:s/>says there is only one part going out.<text:s/>So does the pureseqtm<text:s/>topology but more to the left than tmhmm showed.</text:p>
      <text:p text:style-name="P67"/>
      <text:p text:style-name="P68">These could simply be flaws but<text:s/>finding out which topology is correct is quite challenging to find out.<text:s/></text:p>
      <text:p text:style-name="P69"/>
      <text:p text:style-name="P70"/>
      <text:p text:style-name="P71">The possisibility of it just not displaying the calculatios is quite small.<text:s/>Both<text:s/>pureseqtm <text:s/>and tmhmm<text:s/>menaged to pick up the small spaces from R1A and R1AB.</text:p>
      <text:p text:style-name="P72">Because it showed the R1A and R1AB so identical like the topography showed in the hypothesis, I thought the amount of spaces was<text:s/>the cause of it showing like it did. I was wrong however because AP3A is quite similar to VEMP but then<text:s/></text:p>
      <text:p text:style-name="P73"/>
      <text:p text:style-name="P74"/>
      <text:p text:style-name="P75"/>
      <text:p text:style-name="P76"/>
      <text:p text:style-name="P77"/>
      <text:p text:style-name="P78"/>
      <text:p text:style-name="P79">Refrences:</text:p>
      <text:p text:style-name="P80">https://www.pnas.org/content/117/21/11727</text:p>
      <text:p text:style-name="P81">https://www.coronaviruspreventionnetwork.org/vaccine-basics/</text:p>
      <text:p text:style-name="P82">https://www.ncbi.nlm.nih.gov/pmc/articles/PMC3347032/</text:p>
      <text:p text:style-name="P83">https://www.sinobiological.com/research/virus/hcov-spike-protein-overview</text:p>
      <text:p text:style-name="P84"/>
      <text:p text:style-name="P85"/>
      <text:p text:style-name="P86"/>
      <text:p text:style-name="P87"/>
      <text:p text:style-name="P88">Self note 24/11/2020: Check spelling/grammar. Look if info received in the university matches with the info I<text:s/><text:s text:c="45"/>looked up myself.</text:p>
      <text:p text:style-name="P89"><text:s/></text:p>
      <text:p text:style-name="P90">Self note 25/11/2020: Next time read more through the content before deciding if it is <text:s text:c="50"/><text:s text:c="31"/><text:s text:c="2"/>usefull or not.</text:p>
      <text:p text:style-name="P91"><text:s text:c="41"/>Review the content on other sources to validate the statements made.</text:p>
      <text:p text:style-name="P92"><text:s/></text:p>
      <text:p text:style-name="P93">Self note 26/11/2020: Use the information you gained today.</text:p>
      <text:p text:style-name="P94"><text:s text:c="40"/>Write down info and just edit it if it turns out differently/false.</text:p>
      <text:p text:style-name="P95"><text:s text:c="40"/>Continue with the last refrence mention.</text:p>
      <text:p text:style-name="P96"/>
      <text:p text:style-name="P97">Self note 1/12/2020: Form the processed information into a proper report.</text:p>
      <text:p text:style-name="P98"><text:s text:c="38"/>Find out how R works for RStudio.</text:p>
      <text:p text:style-name="P99"/>
      <text:p text:style-name="Standaard"><text:span text:style-name="T100">Self note 2/12/2020: Find<text:s/></text:span><text:span text:style-name="T101">out problems before trying to solve them and wasting time on tha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am Petiet</meta:initial-creator>
    <dc:creator>Aram Petiet</dc:creator>
    <meta:creation-date>2020-12-02T11:04:00Z</meta:creation-date>
    <dc:date>2020-12-02T11:04:00Z</dc:date>
    <meta:template xlink:href="Normal.dotm" xlink:type="simple"/>
    <meta:editing-cycles>1</meta:editing-cycles>
    <meta:editing-duration>PT0S</meta:editing-duration>
    <meta:document-statistic meta:page-count="1" meta:paragraph-count="11" meta:word-count="880" meta:character-count="5714" meta:row-count="40" meta:non-whitespace-character-count="4845"/>
  </office:meta>
</office:document-meta>
</file>